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Preformatted_20_Text">
      <style:paragraph-properties fo:margin-top="0cm" fo:margin-bottom="0.499cm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1">
      <style:paragraph-properties fo:margin-top="0cm" fo:margin-bottom="0cm"/>
    </style:style>
    <style:style style:name="P23" style:family="paragraph" style:parent-style-name="Text_20_body" style:list-style-name="L2">
      <style:paragraph-properties fo:margin-top="0cm" fo:margin-bottom="0cm"/>
    </style:style>
    <style:style style:name="P24" style:family="paragraph" style:parent-style-name="Text_20_body" style:list-style-name="L3">
      <style:paragraph-properties fo:margin-top="0cm" fo:margin-bottom="0cm"/>
    </style:style>
    <style:style style:name="P25" style:family="paragraph" style:parent-style-name="Text_20_body" style:list-style-name="L4">
      <style:paragraph-properties fo:margin-top="0cm" fo:margin-bottom="0cm"/>
    </style:style>
    <style:style style:name="P26" style:family="paragraph" style:parent-style-name="Text_20_body" style:list-style-name="L5">
      <style:paragraph-properties fo:margin-top="0cm" fo:margin-bottom="0cm"/>
    </style:style>
    <style:style style:name="P27" style:family="paragraph" style:parent-style-name="Text_20_body" style:list-style-name="L6">
      <style:paragraph-properties fo:margin-top="0cm" fo:margin-bottom="0cm"/>
    </style:style>
    <style:style style:name="P28" style:family="paragraph" style:parent-style-name="Text_20_body" style:list-style-name="L7">
      <style:paragraph-properties fo:margin-top="0cm" fo:margin-bottom="0cm"/>
    </style:style>
    <style:style style:name="P29" style:family="paragraph" style:parent-style-name="Text_20_body" style:list-style-name="L8">
      <style:paragraph-properties fo:margin-top="0cm" fo:margin-bottom="0cm"/>
    </style:style>
    <style:style style:name="P30" style:family="paragraph" style:parent-style-name="Text_20_body" style:list-style-name="L9">
      <style:paragraph-properties fo:margin-top="0cm" fo:margin-bottom="0cm"/>
    </style:style>
    <style:style style:name="P31" style:family="paragraph" style:parent-style-name="Text_20_body" style:list-style-name="L10">
      <style:paragraph-properties fo:margin-top="0cm" fo:margin-bottom="0cm"/>
    </style:style>
    <style:style style:name="P32" style:family="paragraph" style:parent-style-name="Text_20_body" style:list-style-name="L11">
      <style:paragraph-properties fo:margin-top="0cm" fo:margin-bottom="0cm"/>
    </style:style>
    <style:style style:name="P33" style:family="paragraph" style:parent-style-name="Text_20_body" style:list-style-name="L12">
      <style:paragraph-properties fo:margin-top="0cm" fo:margin-bottom="0cm"/>
    </style:style>
    <style:style style:name="P34" style:family="paragraph" style:parent-style-name="Text_20_body" style:list-style-name="L13">
      <style:paragraph-properties fo:margin-top="0cm" fo:margin-bottom="0cm"/>
    </style:style>
    <style:style style:name="P35" style:family="paragraph" style:parent-style-name="Text_20_body" style:list-style-name="L14">
      <style:paragraph-properties fo:margin-top="0cm" fo:margin-bottom="0cm"/>
    </style:style>
    <style:style style:name="P36" style:family="paragraph" style:parent-style-name="Text_20_body" style:list-style-name="L15">
      <style:paragraph-properties fo:margin-top="0cm" fo:margin-bottom="0cm"/>
    </style:style>
    <style:style style:name="P37" style:family="paragraph" style:parent-style-name="Text_20_body" style:list-style-name="L16">
      <style:paragraph-properties fo:margin-top="0cm" fo:margin-bottom="0cm"/>
    </style:style>
    <style:style style:name="P38" style:family="paragraph" style:parent-style-name="Text_20_body" style:list-style-name="L17">
      <style:paragraph-properties fo:margin-top="0cm" fo:margin-bottom="0cm"/>
    </style:style>
    <style:style style:name="P39" style:family="paragraph" style:parent-style-name="Text_20_body" style:list-style-name="L18">
      <style:paragraph-properties fo:margin-top="0cm" fo:margin-bottom="0cm"/>
    </style:style>
    <style:style style:name="P40" style:family="paragraph" style:parent-style-name="Text_20_body" style:list-style-name="L19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I have to develop a nice monitoring system with Following five components </text:p>
      <text:p text:style-name="Text_20_body">1- Monitoring definition module , definition of type of monitor and alarming and notification and recovery actions</text:p>
      <text:p text:style-name="Text_20_body">2- monitoring module - perform the monitoring action and save timeseries data to Mongodb</text:p>
      <text:p text:style-name="Text_20_body">3- Alarming module - like a dashboard . query DB and show the graphs and find the warning and alarm thresholds</text:p>
      <text:p text:style-name="Text_20_body">4- Automatic Recovery action module . Perform recovery action if define , to recover the warning or alarm before raising notification.</text:p>
      <text:p text:style-name="Text_20_body">5- Notifications . Send notifications for warnings and alarms like e-mail - sms and calls How can we perform this together module by module, and step by step.</text:p>
      <text:p text:style-name="Text_20_body">All with Nextjs and react and MUIX with /app architect and mongodb dabase and nice graph library </text:p>
      <text:p text:style-name="Standard"/>
      <text:p text:style-name="Standard"/>
      <text:h text:style-name="Heading_20_1" text:outline-level="1">Monitoring System Development Plan</text:h>
      <text:p text:style-name="Text_20_body">I'll help you build this comprehensive monitoring system step-by-step. Let me break down the architecture and development approach.</text:p>
      <text:h text:style-name="Heading_20_2" text:outline-level="2">Tech Stack Overview</text:h>
      <text:list xml:id="list4444669833098928635" text:style-name="L1">
        <text:list-item>
          <text:p text:style-name="P22"><text:span text:style-name="Strong_20_Emphasis">Frontend</text:span>: Next.js 14+ (App Router), React, MUI X </text:p>
        </text:list-item>
        <text:list-item>
          <text:p text:style-name="P22"><text:span text:style-name="Strong_20_Emphasis">Backend</text:span>: Next.js API Routes </text:p>
        </text:list-item>
        <text:list-item>
          <text:p text:style-name="P22"><text:span text:style-name="Strong_20_Emphasis">Database</text:span>: MongoDB with time-series collections </text:p>
        </text:list-item>
        <text:list-item>
          <text:p text:style-name="P22"><text:span text:style-name="Strong_20_Emphasis">Charts</text:span>: Recharts or Chart.js (both work well with React) </text:p>
        </text:list-item>
        <text:list-item>
          <text:p text:style-name="P3"><text:span text:style-name="Strong_20_Emphasis">Real-time</text:span>: Server-Sent Events (SSE) or polling </text:p>
        </text:list-item>
      </text:list>
      <text:h text:style-name="Heading_20_2" text:outline-level="2">Development Roadmap</text:h>
      <text:h text:style-name="Heading_20_3" text:outline-level="3"><text:span text:style-name="Strong_20_Emphasis">Week 1-2: Foundation</text:span></text:h>
      <text:list xml:id="list7689152204263740271" text:style-name="L2">
        <text:list-item>
          <text:p text:style-name="P23">Set up Next.js project </text:p>
        </text:list-item>
        <text:list-item>
          <text:p text:style-name="P23">Configure MongoDB connection </text:p>
        </text:list-item>
        <text:list-item>
          <text:p text:style-name="P23">Create database schemas </text:p>
        </text:list-item>
        <text:list-item>
          <text:p text:style-name="P4">Build basic layout with MUI </text:p>
        </text:list-item>
      </text:list>
      <text:h text:style-name="Heading_20_3" text:outline-level="3"><text:span text:style-name="Strong_20_Emphasis">Week 3-4: Monitor Definition</text:span></text:h>
      <text:list xml:id="list213161904390112226" text:style-name="L3">
        <text:list-item>
          <text:p text:style-name="P24">Create monitor CRUD pages </text:p>
        </text:list-item>
        <text:list-item>
          <text:p text:style-name="P24">Build form components </text:p>
        </text:list-item>
        <text:list-item>
          <text:p text:style-name="P24">Implement API routes </text:p>
        </text:list-item>
        <text:list-item>
          <text:p text:style-name="P5">Add validation </text:p>
        </text:list-item>
      </text:list>
      <text:h text:style-name="Heading_20_3" text:outline-level="3"><text:soft-page-break/><text:span text:style-name="Strong_20_Emphasis">Week 5-6: Monitoring Engine</text:span></text:h>
      <text:list xml:id="list4679837866080268727" text:style-name="L4">
        <text:list-item>
          <text:p text:style-name="P25">Build monitoring executor </text:p>
        </text:list-item>
        <text:list-item>
          <text:p text:style-name="P25">Implement different collector types </text:p>
        </text:list-item>
        <text:list-item>
          <text:p text:style-name="P25">Set up time-series data storage </text:p>
        </text:list-item>
        <text:list-item>
          <text:p text:style-name="P6">Create scheduling mechanism </text:p>
        </text:list-item>
      </text:list>
      <text:h text:style-name="Heading_20_3" text:outline-level="3"><text:span text:style-name="Strong_20_Emphasis">Week 7-8: Dashboard</text:span></text:h>
      <text:list xml:id="list1712608462358508587" text:style-name="L5">
        <text:list-item>
          <text:p text:style-name="P26">Build dashboard layout </text:p>
        </text:list-item>
        <text:list-item>
          <text:p text:style-name="P26">Implement charts with Recharts </text:p>
        </text:list-item>
        <text:list-item>
          <text:p text:style-name="P26">Add real-time updates </text:p>
        </text:list-item>
        <text:list-item>
          <text:p text:style-name="P7">Create drill-down views </text:p>
        </text:list-item>
      </text:list>
      <text:h text:style-name="Heading_20_3" text:outline-level="3"><text:span text:style-name="Strong_20_Emphasis">Week 9-10: Recovery &amp; Notifications</text:span></text:h>
      <text:list xml:id="list6587693344283481899" text:style-name="L6">
        <text:list-item>
          <text:p text:style-name="P27">Implement recovery actions </text:p>
        </text:list-item>
        <text:list-item>
          <text:p text:style-name="P27">Set up notification channels </text:p>
        </text:list-item>
        <text:list-item>
          <text:p text:style-name="P27">Build notification queue </text:p>
        </text:list-item>
        <text:list-item>
          <text:p text:style-name="P8">Test end-to-end flow </text:p>
        </text:list-item>
      </text:list>
      <text:h text:style-name="Heading_20_3" text:outline-level="3"><text:span text:style-name="Strong_20_Emphasis">Week 11-12: Polish &amp; Testing</text:span></text:h>
      <text:list xml:id="list3220183253149160718" text:style-name="L7">
        <text:list-item>
          <text:p text:style-name="P28">Add authentication </text:p>
        </text:list-item>
        <text:list-item>
          <text:p text:style-name="P28">Implement role-based access </text:p>
        </text:list-item>
        <text:list-item>
          <text:p text:style-name="P28">Performance optimization </text:p>
        </text:list-item>
        <text:list-item>
          <text:p text:style-name="P9">Documentation</text:p>
        </text:list-item>
      </text:list>
      <text:p text:style-name="Text_20_body"><text:span text:style-name="Strong_20_Emphasis"/></text:p>
      <text:p text:style-name="Standard"/>
      <text:p text:style-name="Standard"/>
      <text:h text:style-name="Heading_20_1" text:outline-level="1">?￯ﾸﾏ Monitoring System - Completion Roadmap</text:h>
      <text:h text:style-name="Heading_20_2" text:outline-level="2">Current Status Assessment</text:h>
      <text:h text:style-name="Heading_20_3" text:outline-level="3">✅ Phase 1: Foundation (COMPLETE)</text:h>
      <text:list xml:id="list4342284224841235111" text:style-name="L8">
        <text:list-item>
          <text:p text:style-name="P29">[x] Database schemas </text:p>
        </text:list-item>
        <text:list-item>
          <text:p text:style-name="P29">[x] MongoDB connection </text:p>
        </text:list-item>
        <text:list-item>
          <text:p text:style-name="P29">[x] Collections &amp; indexes </text:p>
        </text:list-item>
        <text:list-item>
          <text:p text:style-name="P29">[x] Basic API routes </text:p>
        </text:list-item>
        <text:list-item>
          <text:p text:style-name="P29">[x] Layout &amp; navigation </text:p>
        </text:list-item>
        <text:list-item>
          <text:p text:style-name="P10">[x] TypeScript models </text:p>
        </text:list-item>
      </text:list>
      <text:h text:style-name="Heading_20_3" text:outline-level="3"><text:soft-page-break/>? Phase 2: Monitor Definition (PARTIAL)</text:h>
      <text:p text:style-name="Text_20_body"><text:span text:style-name="Strong_20_Emphasis">What You Have:</text:span></text:p>
      <text:list xml:id="list7698775368128489980" text:style-name="L9">
        <text:list-item>
          <text:p text:style-name="P30">[x] Monitor data model (25+ fields) </text:p>
        </text:list-item>
        <text:list-item>
          <text:p text:style-name="P30">[x] API endpoints (CRUD) </text:p>
        </text:list-item>
        <text:list-item>
          <text:p text:style-name="P30">[x] Monitors list page </text:p>
        </text:list-item>
        <text:list-item>
          <text:p text:style-name="P11">[x] Delete functionality </text:p>
        </text:list-item>
      </text:list>
      <text:p text:style-name="Text_20_body"><text:span text:style-name="Strong_20_Emphasis">What's Missing:</text:span></text:p>
      <text:list xml:id="list3760785725044569802" text:style-name="L10">
        <text:list-item>
          <text:p text:style-name="P31">[ ] Monitor creation form </text:p>
        </text:list-item>
        <text:list-item>
          <text:p text:style-name="P31">[ ] Monitor edit form </text:p>
        </text:list-item>
        <text:list-item>
          <text:p text:style-name="P31">[ ] Form validation </text:p>
        </text:list-item>
        <text:list-item>
          <text:p text:style-name="P31">[ ] Field-specific inputs (URL, CPU, memory) </text:p>
        </text:list-item>
        <text:list-item>
          <text:p text:style-name="P31">[ ] Threshold configuration UI </text:p>
        </text:list-item>
        <text:list-item>
          <text:p text:style-name="P12">[ ] Maintenance window picker </text:p>
        </text:list-item>
      </text:list>
      <text:h text:style-name="Heading_20_3" text:outline-level="3">? Phase 3: Monitoring Engine (NOT STARTED)</text:h>
      <text:list xml:id="list8022986201503675859" text:style-name="L11">
        <text:list-item>
          <text:p text:style-name="P32">[ ] URL monitoring collector </text:p>
        </text:list-item>
        <text:list-item>
          <text:p text:style-name="P32">[ ] System metrics collector (CPU, memory, disk) </text:p>
        </text:list-item>
        <text:list-item>
          <text:p text:style-name="P32">[ ] Scheduler/cron job setup </text:p>
        </text:list-item>
        <text:list-item>
          <text:p text:style-name="P32">[ ] Metric storage </text:p>
        </text:list-item>
        <text:list-item>
          <text:p text:style-name="P32">[ ] State management </text:p>
        </text:list-item>
        <text:list-item>
          <text:p text:style-name="P32">[ ] Threshold detection </text:p>
        </text:list-item>
        <text:list-item>
          <text:p text:style-name="P13">[ ] Alert triggering </text:p>
        </text:list-item>
      </text:list>
      <text:h text:style-name="Heading_20_3" text:outline-level="3">? Phase 4: Dashboard (PARTIAL)</text:h>
      <text:p text:style-name="Text_20_body"><text:span text:style-name="Strong_20_Emphasis">What You Have:</text:span></text:p>
      <text:list xml:id="list8048318298486537323" text:style-name="L12">
        <text:list-item>
          <text:p text:style-name="P33">[x] Basic dashboard with stats </text:p>
        </text:list-item>
        <text:list-item>
          <text:p text:style-name="P14">[x] System health display </text:p>
        </text:list-item>
      </text:list>
      <text:p text:style-name="Text_20_body"><text:span text:style-name="Strong_20_Emphasis">What's Missing:</text:span></text:p>
      <text:list xml:id="list4289457771039870059" text:style-name="L13">
        <text:list-item>
          <text:p text:style-name="P34">[ ] Time-series charts </text:p>
        </text:list-item>
        <text:list-item>
          <text:p text:style-name="P34">[ ] Real-time metric updates </text:p>
        </text:list-item>
        <text:list-item>
          <text:p text:style-name="P34">[ ] Monitor detail view with graphs </text:p>
        </text:list-item>
        <text:list-item>
          <text:p text:style-name="P34">[ ] Alert history timeline </text:p>
        </text:list-item>
        <text:list-item>
          <text:p text:style-name="P15">[ ] Status cards per monitor </text:p>
        </text:list-item>
      </text:list>
      <text:h text:style-name="Heading_20_3" text:outline-level="3">? Phase 5: Recovery &amp; Notifications (NOT STARTED)</text:h>
      <text:list xml:id="list5156867524976097090" text:style-name="L14">
        <text:list-item>
          <text:p text:style-name="P35">[ ] Recovery action executor </text:p>
        </text:list-item>
        <text:list-item>
          <text:p text:style-name="P35">[ ] Email notification (Nodemailer) </text:p>
        </text:list-item>
        <text:list-item>
          <text:p text:style-name="P35">[ ] SMS notification (Twilio) </text:p>
        </text:list-item>
        <text:list-item>
          <text:p text:style-name="P35">[ ] Call notification (Twilio) </text:p>
        </text:list-item>
        <text:list-item>
          <text:p text:style-name="P35">[ ] Notification queue </text:p>
        </text:list-item>
        <text:list-item>
          <text:p text:style-name="P16"><text:soft-page-break/>[ ] Retry logic </text:p>
        </text:list-item>
      </text:list>
      <text:h text:style-name="Heading_20_3" text:outline-level="3">? Phase 6: Polish &amp; Testing (NOT STARTED)</text:h>
      <text:list xml:id="list2308802213040059637" text:style-name="L15">
        <text:list-item>
          <text:p text:style-name="P36">[ ] Authentication </text:p>
        </text:list-item>
        <text:list-item>
          <text:p text:style-name="P36">[ ] Role-based access </text:p>
        </text:list-item>
        <text:list-item>
          <text:p text:style-name="P36">[ ] Error handling </text:p>
        </text:list-item>
        <text:list-item>
          <text:p text:style-name="P36">[ ] Loading states </text:p>
        </text:list-item>
        <text:list-item>
          <text:p text:style-name="P36">[ ] Performance optimization </text:p>
        </text:list-item>
        <text:list-item>
          <text:p text:style-name="P17">[ ] Documentation </text:p>
        </text:list-item>
      </text:list>
      <text:p text:style-name="Horizontal_20_Line"/>
      <text:h text:style-name="Heading_20_2" text:outline-level="2">? Recommended Completion Strategy</text:h>
      <text:h text:style-name="Heading_20_3" text:outline-level="3">Strategy A: Complete Each Phase Sequentially (Recommended)</text:h>
      <text:p text:style-name="Text_20_body"><text:span text:style-name="Strong_20_Emphasis">Pros:</text:span> Clean, organized, easier to test <text:span text:style-name="Strong_20_Emphasis">Timeline:</text:span> 2-3 weeks for full completion</text:p>
      <text:p text:style-name="Preformatted_20_Text"><text:span text:style-name="Source_20_Text">Week 1: Complete Phase 2 → Test → Complete Phase 3 → Test</text:span></text:p>
      <text:p text:style-name="Preformatted_20_Text"><text:span text:style-name="Source_20_Text">Week 2: Complete Phase 4 → Test → Start Phase 5</text:span></text:p>
      <text:p text:style-name="P1"><text:span text:style-name="Source_20_Text">Week 3: Complete Phase 5 → Test → Phase 6</text:span></text:p>
      <text:h text:style-name="Heading_20_3" text:outline-level="3">Strategy B: Build Vertical Slices</text:h>
      <text:p text:style-name="Text_20_body"><text:span text:style-name="Strong_20_Emphasis">Pros:</text:span> Get one complete flow working end-to-end <text:span text:style-name="Strong_20_Emphasis">Timeline:</text:span> 3-4 weeks</text:p>
      <text:p text:style-name="Preformatted_20_Text"><text:span text:style-name="Source_20_Text">Slice 1: URL Monitoring (Create form → Engine → Dashboard → Alerts)</text:span></text:p>
      <text:p text:style-name="Preformatted_20_Text"><text:span text:style-name="Source_20_Text">Slice 2: System Monitoring (CPU/Memory)</text:span></text:p>
      <text:p text:style-name="P1"><text:span text:style-name="Source_20_Text">Slice 3: Notifications &amp; Recovery</text:span></text:p>
      <text:p text:style-name="Horizontal_20_Line"/>
      <text:h text:style-name="Heading_20_2" text:outline-level="2">? Detailed Action Plan (Strategy A)</text:h>
      <text:h text:style-name="Heading_20_3" text:outline-level="3">STEP 1: Complete Phase 2 - Monitor Definition (3-4 days)</text:h>
      <text:h text:style-name="Heading_20_4" text:outline-level="4">Day 1: Monitor Creation Form</text:h>
      <text:p text:style-name="Preformatted_20_Text"><text:span text:style-name="Source_20_Text">Priority: HIGH</text:span></text:p>
      <text:p text:style-name="Preformatted_20_Text"><text:span text:style-name="Source_20_Text">Files to Create:</text:span></text:p>
      <text:p text:style-name="Preformatted_20_Text"><text:span text:style-name="Source_20_Text">- app/monitors/new/page.tsx (Main form component)</text:span></text:p>
      <text:p text:style-name="Preformatted_20_Text"><text:span text:style-name="Source_20_Text">- components/monitors/MonitorForm.tsx (Reusable form)</text:span></text:p>
      <text:p text:style-name="Preformatted_20_Text"><text:span text:style-name="Source_20_Text">- components/monitors/ThresholdConfig.tsx (Threshold inputs)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Monitor type selection (URL, CPU, Memory, etc.)</text:span></text:p>
      <text:p text:style-name="Preformatted_20_Text"><text:span text:style-name="Source_20_Text">✓ Basic information inputs</text:span></text:p>
      <text:p text:style-name="Preformatted_20_Text"><text:span text:style-name="Source_20_Text">✓ Instance configuration</text:span></text:p>
      <text:p text:style-name="P1"><text:span text:style-name="Source_20_Text">✓ Form validation with Zod</text:span></text:p>
      <text:h text:style-name="Heading_20_4" text:outline-level="4"><text:soft-page-break/>Day 2: Advanced Form Features</text:h>
      <text:p text:style-name="Preformatted_20_Text"><text:span text:style-name="Source_20_Text">Files to Create:</text:span></text:p>
      <text:p text:style-name="Preformatted_20_Text"><text:span text:style-name="Source_20_Text">- components/monitors/PatternMatcher.tsx (URL patterns)</text:span></text:p>
      <text:p text:style-name="Preformatted_20_Text"><text:span text:style-name="Source_20_Text">- components/monitors/MaintenanceWindow.tsx (Date picker)</text:span></text:p>
      <text:p text:style-name="Preformatted_20_Text"><text:span text:style-name="Source_20_Text">- components/monitors/RecoveryActionConfig.tsx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Threshold sliders/inputs</text:span></text:p>
      <text:p text:style-name="Preformatted_20_Text"><text:span text:style-name="Source_20_Text">✓ Pattern matching for URLs</text:span></text:p>
      <text:p text:style-name="Preformatted_20_Text"><text:span text:style-name="Source_20_Text">✓ Maintenance window picker</text:span></text:p>
      <text:p text:style-name="P1"><text:span text:style-name="Source_20_Text">✓ Recovery action configuration</text:span></text:p>
      <text:h text:style-name="Heading_20_4" text:outline-level="4">Day 3: Edit Form &amp; Validation</text:h>
      <text:p text:style-name="Preformatted_20_Text"><text:span text:style-name="Source_20_Text">Files to Create:</text:span></text:p>
      <text:p text:style-name="Preformatted_20_Text"><text:span text:style-name="Source_20_Text">- app/monitors/[id]/edit/page.tsx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Load existing monitor data</text:span></text:p>
      <text:p text:style-name="Preformatted_20_Text"><text:span text:style-name="Source_20_Text">✓ Pre-fill form fields</text:span></text:p>
      <text:p text:style-name="Preformatted_20_Text"><text:span text:style-name="Source_20_Text">✓ Update functionality</text:span></text:p>
      <text:p text:style-name="P1"><text:span text:style-name="Source_20_Text">✓ Validation on edit</text:span></text:p>
      <text:h text:style-name="Heading_20_4" text:outline-level="4">Day 4: Testing &amp; Polish</text:h>
      <text:p text:style-name="Preformatted_20_Text"><text:span text:style-name="Source_20_Text">✓ Test all monitor types</text:span></text:p>
      <text:p text:style-name="Preformatted_20_Text"><text:span text:style-name="Source_20_Text">✓ Test validation rules</text:span></text:p>
      <text:p text:style-name="Preformatted_20_Text"><text:span text:style-name="Source_20_Text">✓ Error handling</text:span></text:p>
      <text:p text:style-name="P1"><text:span text:style-name="Source_20_Text">✓ Loading states</text:span></text:p>
      <text:p text:style-name="Text_20_body"><text:span text:style-name="Strong_20_Emphasis">Deliverable:</text:span> Fully functional monitor creation/edit forms</text:p>
      <text:p text:style-name="Horizontal_20_Line"/>
      <text:h text:style-name="Heading_20_3" text:outline-level="3">STEP 2: Complete Phase 3 - Monitoring Engine (4-5 days)</text:h>
      <text:h text:style-name="Heading_20_4" text:outline-level="4">Day 5: Monitoring Executors</text:h>
      <text:p text:style-name="Preformatted_20_Text"><text:span text:style-name="Source_20_Text">Priority: HIGH</text:span></text:p>
      <text:p text:style-name="Preformatted_20_Text"><text:span text:style-name="Source_20_Text">Files to Create:</text:span></text:p>
      <text:p text:style-name="Preformatted_20_Text"><text:span text:style-name="Source_20_Text">- lib/monitoring/executor.ts (Main executor)</text:span></text:p>
      <text:p text:style-name="Preformatted_20_Text"><text:span text:style-name="Source_20_Text">- lib/monitoring/collectors/url.ts (HTTP checks)</text:span></text:p>
      <text:p text:style-name="Preformatted_20_Text"><text:span text:style-name="Source_20_Text">- lib/monitoring/collectors/system.ts (CPU/Memory)</text:span></text:p>
      <text:p text:style-name="Preformatted_20_Text"><text:span text:style-name="Source_20_Text">- lib/monitoring/stateManager.ts (Track states)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Fetch active monitors</text:span></text:p>
      <text:p text:style-name="Preformatted_20_Text"><text:span text:style-name="Source_20_Text">✓ Execute checks based on type</text:span></text:p>
      <text:p text:style-name="Preformatted_20_Text"><text:span text:style-name="Source_20_Text">✓ Store metrics to MongoDB</text:span></text:p>
      <text:p text:style-name="P1"><text:span text:style-name="Source_20_Text">✓ Update monitor states</text:span></text:p>
      <text:h text:style-name="Heading_20_4" text:outline-level="4">Day 6: Threshold Detection &amp; Alerts</text:h>
      <text:p text:style-name="Preformatted_20_Text"><text:span text:style-name="Source_20_Text">Files to Create:</text:span></text:p>
      <text:p text:style-name="Preformatted_20_Text"><text:soft-page-break/><text:span text:style-name="Source_20_Text">- lib/monitoring/thresholdChecker.ts</text:span></text:p>
      <text:p text:style-name="Preformatted_20_Text"><text:span text:style-name="Source_20_Text">- lib/monitoring/alertManager.ts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Check thresholds (high/low, warning/alarm)</text:span></text:p>
      <text:p text:style-name="Preformatted_20_Text"><text:span text:style-name="Source_20_Text">✓ Track consecutive failures</text:span></text:p>
      <text:p text:style-name="Preformatted_20_Text"><text:span text:style-name="Source_20_Text">✓ Create/update alerts</text:span></text:p>
      <text:p text:style-name="P1"><text:span text:style-name="Source_20_Text">✓ Trigger recovery actions</text:span></text:p>
      <text:h text:style-name="Heading_20_4" text:outline-level="4">Day 7: Scheduler Setup</text:h>
      <text:p text:style-name="Preformatted_20_Text"><text:span text:style-name="Source_20_Text">Files to Create:</text:span></text:p>
      <text:p text:style-name="Preformatted_20_Text"><text:span text:style-name="Source_20_Text">- app/api/monitoring/execute/route.ts (Cron trigger)</text:span></text:p>
      <text:p text:style-name="Preformatted_20_Text"><text:span text:style-name="Source_20_Text">- lib/monitoring/scheduler.ts</text:span></text:p>
      <text:p text:style-name="Preformatted_20_Text"/>
      <text:p text:style-name="Preformatted_20_Text"><text:span text:style-name="Source_20_Text">Options:</text:span></text:p>
      <text:p text:style-name="Preformatted_20_Text"><text:span text:style-name="Source_20_Text">A) Use Vercel Cron (easiest)</text:span></text:p>
      <text:p text:style-name="Preformatted_20_Text"><text:span text:style-name="Source_20_Text">B) Use node-cron (for local)</text:span></text:p>
      <text:p text:style-name="Preformatted_20_Text"><text:span text:style-name="Source_20_Text">C) External cron service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Schedule monitor executions</text:span></text:p>
      <text:p text:style-name="Preformatted_20_Text"><text:span text:style-name="Source_20_Text">✓ Respect period_in_minute</text:span></text:p>
      <text:p text:style-name="P1"><text:span text:style-name="Source_20_Text">✓ Handle concurrent checks</text:span></text:p>
      <text:h text:style-name="Heading_20_4" text:outline-level="4">Day 8-9: Testing &amp; Edge Cases</text:h>
      <text:p text:style-name="Preformatted_20_Text"><text:span text:style-name="Source_20_Text">✓ Test URL monitoring</text:span></text:p>
      <text:p text:style-name="Preformatted_20_Text"><text:span text:style-name="Source_20_Text">✓ Test system monitoring</text:span></text:p>
      <text:p text:style-name="Preformatted_20_Text"><text:span text:style-name="Source_20_Text">✓ Test threshold detection</text:span></text:p>
      <text:p text:style-name="Preformatted_20_Text"><text:span text:style-name="Source_20_Text">✓ Test consecutive failures</text:span></text:p>
      <text:p text:style-name="P1"><text:span text:style-name="Source_20_Text">✓ Test maintenance windows</text:span></text:p>
      <text:p text:style-name="Text_20_body"><text:span text:style-name="Strong_20_Emphasis">Deliverable:</text:span> Working monitoring engine that collects metrics</text:p>
      <text:p text:style-name="Horizontal_20_Line"/>
      <text:h text:style-name="Heading_20_3" text:outline-level="3">STEP 3: Complete Phase 4 - Dashboard (3-4 days)</text:h>
      <text:h text:style-name="Heading_20_4" text:outline-level="4">Day 10: Time-Series Charts</text:h>
      <text:p text:style-name="Preformatted_20_Text"><text:span text:style-name="Source_20_Text">Files to Create:</text:span></text:p>
      <text:p text:style-name="Preformatted_20_Text"><text:span text:style-name="Source_20_Text">- components/charts/TimeSeriesChart.tsx (Recharts)</text:span></text:p>
      <text:p text:style-name="Preformatted_20_Text"><text:span text:style-name="Source_20_Text">- components/charts/MetricChart.tsx</text:span></text:p>
      <text:p text:style-name="Preformatted_20_Text"><text:span text:style-name="Source_20_Text">- app/monitors/[id]/page.tsx (Detail view)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Line charts for metrics</text:span></text:p>
      <text:p text:style-name="Preformatted_20_Text"><text:span text:style-name="Source_20_Text">✓ Threshold lines on charts</text:span></text:p>
      <text:p text:style-name="Preformatted_20_Text"><text:span text:style-name="Source_20_Text">✓ Time range selector</text:span></text:p>
      <text:p text:style-name="P1"><text:span text:style-name="Source_20_Text">✓ Real-time updates</text:span></text:p>
      <text:h text:style-name="Heading_20_4" text:outline-level="4"><text:soft-page-break/>Day 11: Monitor Detail View</text:h>
      <text:p text:style-name="Preformatted_20_Text"><text:span text:style-name="Source_20_Text">Features:</text:span></text:p>
      <text:p text:style-name="Preformatted_20_Text"><text:span text:style-name="Source_20_Text">✓ Current status display</text:span></text:p>
      <text:p text:style-name="Preformatted_20_Text"><text:span text:style-name="Source_20_Text">✓ Latest metrics</text:span></text:p>
      <text:p text:style-name="Preformatted_20_Text"><text:span text:style-name="Source_20_Text">✓ Historical charts</text:span></text:p>
      <text:p text:style-name="Preformatted_20_Text"><text:span text:style-name="Source_20_Text">✓ Active alerts</text:span></text:p>
      <text:p text:style-name="P1"><text:span text:style-name="Source_20_Text">✓ Recent activity log</text:span></text:p>
      <text:h text:style-name="Heading_20_4" text:outline-level="4">Day 12: Enhanced Dashboard</text:h>
      <text:p text:style-name="Preformatted_20_Text"><text:span text:style-name="Source_20_Text">Files to Update:</text:span></text:p>
      <text:p text:style-name="Preformatted_20_Text"><text:span text:style-name="Source_20_Text">- app/dashboard/page.tsx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Live status cards</text:span></text:p>
      <text:p text:style-name="Preformatted_20_Text"><text:span text:style-name="Source_20_Text">✓ Recent alerts list</text:span></text:p>
      <text:p text:style-name="Preformatted_20_Text"><text:span text:style-name="Source_20_Text">✓ Charts for key metrics</text:span></text:p>
      <text:p text:style-name="P1"><text:span text:style-name="Source_20_Text">✓ Alert trend visualization</text:span></text:p>
      <text:h text:style-name="Heading_20_4" text:outline-level="4">Day 13: Real-Time Updates</text:h>
      <text:p text:style-name="Preformatted_20_Text"><text:span text:style-name="Source_20_Text">Files to Create:</text:span></text:p>
      <text:p text:style-name="Preformatted_20_Text"><text:span text:style-name="Source_20_Text">- app/api/metrics/live/route.ts (SSE or polling)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Auto-refresh data</text:span></text:p>
      <text:p text:style-name="Preformatted_20_Text"><text:span text:style-name="Source_20_Text">✓ WebSocket or SSE for real-time</text:span></text:p>
      <text:p text:style-name="P1"><text:span text:style-name="Source_20_Text">✓ Status change notifications</text:span></text:p>
      <text:p text:style-name="Text_20_body"><text:span text:style-name="Strong_20_Emphasis">Deliverable:</text:span> Rich dashboard with visualizations</text:p>
      <text:p text:style-name="Horizontal_20_Line"/>
      <text:h text:style-name="Heading_20_3" text:outline-level="3">STEP 4: Complete Phase 5 - Recovery &amp; Notifications (4-5 days)</text:h>
      <text:h text:style-name="Heading_20_4" text:outline-level="4">Day 14: Recovery Actions</text:h>
      <text:p text:style-name="Preformatted_20_Text"><text:span text:style-name="Source_20_Text">Files to Create:</text:span></text:p>
      <text:p text:style-name="Preformatted_20_Text"><text:span text:style-name="Source_20_Text">- lib/recovery/actions.ts (Action registry)</text:span></text:p>
      <text:p text:style-name="Preformatted_20_Text"><text:span text:style-name="Source_20_Text">- lib/recovery/executor.ts</text:span></text:p>
      <text:p text:style-name="Preformatted_20_Text"><text:span text:style-name="Source_20_Text">- app/api/recovery/execute/route.ts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Script execution</text:span></text:p>
      <text:p text:style-name="Preformatted_20_Text"><text:span text:style-name="Source_20_Text">✓ Service restart</text:span></text:p>
      <text:p text:style-name="Preformatted_20_Text"><text:span text:style-name="Source_20_Text">✓ Custom actions</text:span></text:p>
      <text:p text:style-name="Preformatted_20_Text"><text:span text:style-name="Source_20_Text">✓ Retry logic</text:span></text:p>
      <text:p text:style-name="P1"><text:span text:style-name="Source_20_Text">✓ Success tracking</text:span></text:p>
      <text:h text:style-name="Heading_20_4" text:outline-level="4">Day 15: Email Notifications</text:h>
      <text:p text:style-name="Preformatted_20_Text"><text:span text:style-name="Source_20_Text">Files to Create:</text:span></text:p>
      <text:p text:style-name="Preformatted_20_Text"><text:span text:style-name="Source_20_Text">- lib/notifications/email.ts</text:span></text:p>
      <text:p text:style-name="Preformatted_20_Text"><text:span text:style-name="Source_20_Text">- lib/notifications/templates/alert.ts</text:span></text:p>
      <text:p text:style-name="Preformatted_20_Text"><text:soft-page-break/></text:p>
      <text:p text:style-name="Preformatted_20_Text"><text:span text:style-name="Source_20_Text">Features:</text:span></text:p>
      <text:p text:style-name="Preformatted_20_Text"><text:span text:style-name="Source_20_Text">✓ Nodemailer setup</text:span></text:p>
      <text:p text:style-name="Preformatted_20_Text"><text:span text:style-name="Source_20_Text">✓ Email templates</text:span></text:p>
      <text:p text:style-name="Preformatted_20_Text"><text:span text:style-name="Source_20_Text">✓ Send on warning/alarm</text:span></text:p>
      <text:p text:style-name="P1"><text:span text:style-name="Source_20_Text">✓ Delivery tracking</text:span></text:p>
      <text:h text:style-name="Heading_20_4" text:outline-level="4">Day 16: SMS &amp; Call Notifications</text:h>
      <text:p text:style-name="Preformatted_20_Text"><text:span text:style-name="Source_20_Text">Files to Create:</text:span></text:p>
      <text:p text:style-name="Preformatted_20_Text"><text:span text:style-name="Source_20_Text">- lib/notifications/sms.ts</text:span></text:p>
      <text:p text:style-name="Preformatted_20_Text"><text:span text:style-name="Source_20_Text">- lib/notifications/call.ts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Twilio integration</text:span></text:p>
      <text:p text:style-name="Preformatted_20_Text"><text:span text:style-name="Source_20_Text">✓ SMS for critical alerts</text:span></text:p>
      <text:p text:style-name="Preformatted_20_Text"><text:span text:style-name="Source_20_Text">✓ Voice calls for emergencies</text:span></text:p>
      <text:p text:style-name="P1"><text:span text:style-name="Source_20_Text">✓ Rate limiting</text:span></text:p>
      <text:h text:style-name="Heading_20_4" text:outline-level="4">Day 17: Notification Manager</text:h>
      <text:p text:style-name="Preformatted_20_Text"><text:span text:style-name="Source_20_Text">Files to Create:</text:span></text:p>
      <text:p text:style-name="Preformatted_20_Text"><text:span text:style-name="Source_20_Text">- lib/notifications/manager.ts</text:span></text:p>
      <text:p text:style-name="Preformatted_20_Text"><text:span text:style-name="Source_20_Text">- lib/notifications/queue.ts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Notification queue</text:span></text:p>
      <text:p text:style-name="Preformatted_20_Text"><text:span text:style-name="Source_20_Text">✓ Batch processing</text:span></text:p>
      <text:p text:style-name="Preformatted_20_Text"><text:span text:style-name="Source_20_Text">✓ Retry failed notifications</text:span></text:p>
      <text:p text:style-name="P1"><text:span text:style-name="Source_20_Text">✓ Delivery status tracking</text:span></text:p>
      <text:h text:style-name="Heading_20_4" text:outline-level="4">Day 18: Testing</text:h>
      <text:p text:style-name="Preformatted_20_Text"><text:span text:style-name="Source_20_Text">✓ Test recovery actions</text:span></text:p>
      <text:p text:style-name="Preformatted_20_Text"><text:span text:style-name="Source_20_Text">✓ Test email delivery</text:span></text:p>
      <text:p text:style-name="Preformatted_20_Text"><text:span text:style-name="Source_20_Text">✓ Test SMS/calls</text:span></text:p>
      <text:p text:style-name="P1"><text:span text:style-name="Source_20_Text">✓ Test notification queue</text:span></text:p>
      <text:p text:style-name="Text_20_body"><text:span text:style-name="Strong_20_Emphasis">Deliverable:</text:span> Full notification &amp; recovery system</text:p>
      <text:p text:style-name="Horizontal_20_Line"/>
      <text:h text:style-name="Heading_20_3" text:outline-level="3">STEP 5: Phase 6 - Polish &amp; Testing (3-4 days)</text:h>
      <text:h text:style-name="Heading_20_4" text:outline-level="4">Day 19-20: Error Handling &amp; UX</text:h>
      <text:p text:style-name="Preformatted_20_Text"><text:span text:style-name="Source_20_Text">✓ Add loading states everywhere</text:span></text:p>
      <text:p text:style-name="Preformatted_20_Text"><text:span text:style-name="Source_20_Text">✓ Better error messages</text:span></text:p>
      <text:p text:style-name="Preformatted_20_Text"><text:span text:style-name="Source_20_Text">✓ Toast notifications</text:span></text:p>
      <text:p text:style-name="Preformatted_20_Text"><text:span text:style-name="Source_20_Text">✓ Confirmation dialogs</text:span></text:p>
      <text:p text:style-name="P1"><text:span text:style-name="Source_20_Text">✓ Form field help text</text:span></text:p>
      <text:h text:style-name="Heading_20_4" text:outline-level="4"><text:soft-page-break/>Day 21: Performance &amp; Optimization</text:h>
      <text:p text:style-name="Preformatted_20_Text"><text:span text:style-name="Source_20_Text">✓ Database query optimization</text:span></text:p>
      <text:p text:style-name="Preformatted_20_Text"><text:span text:style-name="Source_20_Text">✓ API response caching</text:span></text:p>
      <text:p text:style-name="Preformatted_20_Text"><text:span text:style-name="Source_20_Text">✓ Lazy loading components</text:span></text:p>
      <text:p text:style-name="P1"><text:span text:style-name="Source_20_Text">✓ Code splitting</text:span></text:p>
      <text:h text:style-name="Heading_20_4" text:outline-level="4">Day 22: Documentation &amp; Deployment</text:h>
      <text:p text:style-name="Preformatted_20_Text"><text:span text:style-name="Source_20_Text">✓ README with setup guide</text:span></text:p>
      <text:p text:style-name="Preformatted_20_Text"><text:span text:style-name="Source_20_Text">✓ API documentation</text:span></text:p>
      <text:p text:style-name="Preformatted_20_Text"><text:span text:style-name="Source_20_Text">✓ User manual</text:span></text:p>
      <text:p text:style-name="P1"><text:span text:style-name="Source_20_Text">✓ Deployment guide (Vercel/Docker)</text:span></text:p>
      <text:p text:style-name="Text_20_body"><text:span text:style-name="Strong_20_Emphasis">Deliverable:</text:span> Production-ready system</text:p>
      <text:p text:style-name="Horizontal_20_Line"/>
      <text:h text:style-name="Heading_20_2" text:outline-level="2">? Quick Start - Next Actions</text:h>
      <text:h text:style-name="Heading_20_3" text:outline-level="3">Immediate Next Steps (Choose One):</text:h>
      <text:h text:style-name="Heading_20_4" text:outline-level="4">Option 1: Complete Monitor Form (Recommended)</text:h>
      <text:p text:style-name="Text_20_body"><text:span text:style-name="Strong_20_Emphasis">Why:</text:span> You can immediately create monitors through UI <text:span text:style-name="Strong_20_Emphasis">Time:</text:span> 1-2 days <text:span text:style-name="Strong_20_Emphasis">Files:</text:span> 3-4 new components</text:p>
      <text:h text:style-name="Heading_20_4" text:outline-level="4">Option 2: Build Monitoring Engine</text:h>
      <text:p text:style-name="Text_20_body"><text:span text:style-name="Strong_20_Emphasis">Why:</text:span> Start collecting data ASAP <text:span text:style-name="Strong_20_Emphasis">Time:</text:span> 2-3 days <text:span text:style-name="Strong_20_Emphasis">Files:</text:span> 5-6 new files <text:span text:style-name="Strong_20_Emphasis">Note:</text:span> You'll need to manually insert monitors via API until form is done</text:p>
      <text:h text:style-name="Heading_20_4" text:outline-level="4">Option 3: Enhanced Dashboard First</text:h>
      <text:p text:style-name="Text_20_body"><text:span text:style-name="Strong_20_Emphasis">Why:</text:span> Visual appeal, see what you have <text:span text:style-name="Strong_20_Emphasis">Time:</text:span> 1-2 days <text:span text:style-name="Strong_20_Emphasis">Files:</text:span> 2-3 chart components</text:p>
      <text:p text:style-name="Horizontal_20_Line"/>
      <text:h text:style-name="Heading_20_2" text:outline-level="2">? Progress Tracker</text:h>
      <text:h text:style-name="Heading_20_3" text:outline-level="3">Current Completion: ~25%</text:h>
      <text:p text:style-name="Preformatted_20_Text"><text:span text:style-name="Source_20_Text">Foundation: <text:s text:c="5"/>████████████████████ 100%</text:span></text:p>
      <text:p text:style-name="Preformatted_20_Text"><text:span text:style-name="Source_20_Text">Monitor Form: <text:s text:c="3"/>████░░░░░░░░░░░░░░░░ <text:s/>20%</text:span></text:p>
      <text:p text:style-name="Preformatted_20_Text"><text:span text:style-name="Source_20_Text">Engine: <text:s text:c="9"/>░░░░░░░░░░░░░░░░░░░░ <text:s text:c="2"/>0%</text:span></text:p>
      <text:p text:style-name="Preformatted_20_Text"><text:span text:style-name="Source_20_Text">Dashboard: <text:s text:c="6"/>███░░░░░░░░░░░░░░░░░ <text:s/>15%</text:span></text:p>
      <text:p text:style-name="Preformatted_20_Text"><text:span text:style-name="Source_20_Text">Notifications: <text:s text:c="2"/>░░░░░░░░░░░░░░░░░░░░ <text:s text:c="2"/>0%</text:span></text:p>
      <text:p text:style-name="P1"><text:span text:style-name="Source_20_Text">Polish: <text:s text:c="9"/>░░░░░░░░░░░░░░░░░░░░ <text:s text:c="2"/>0%</text:span></text:p>
      <text:h text:style-name="Heading_20_3" text:outline-level="3"><text:soft-page-break/>Estimated Timeline to Completion:</text:h>
      <text:list xml:id="list615475308571057957" text:style-name="L16">
        <text:list-item>
          <text:p text:style-name="P37"><text:span text:style-name="Strong_20_Emphasis">Minimum (MVP):</text:span> 10-12 working days </text:p>
        </text:list-item>
        <text:list-item>
          <text:p text:style-name="P37"><text:span text:style-name="Strong_20_Emphasis">Full Featured:</text:span> 15-20 working days </text:p>
        </text:list-item>
        <text:list-item>
          <text:p text:style-name="P18"><text:span text:style-name="Strong_20_Emphasis">Production Ready:</text:span> 20-25 working days </text:p>
        </text:list-item>
      </text:list>
      <text:p text:style-name="Horizontal_20_Line"/>
      <text:h text:style-name="Heading_20_2" text:outline-level="2">? My Recommendation</text:h>
      <text:p text:style-name="Text_20_body"><text:span text:style-name="Strong_20_Emphasis">Start with Phase 2 (Monitor Form)</text:span> because:</text:p>
      <text:list xml:id="list518788539890558117" text:style-name="L17">
        <text:list-item>
          <text:p text:style-name="P38">✅ It builds directly on what you have </text:p>
        </text:list-item>
        <text:list-item>
          <text:p text:style-name="P38">✅ You'll see immediate results </text:p>
        </text:list-item>
        <text:list-item>
          <text:p text:style-name="P38">✅ It unblocks testing of other features </text:p>
        </text:list-item>
        <text:list-item>
          <text:p text:style-name="P38">✅ Most user-facing and satisfying to complete </text:p>
        </text:list-item>
        <text:list-item>
          <text:p text:style-name="P19">✅ Foundation is solid, so it will be smooth </text:p>
        </text:list-item>
      </text:list>
      <text:p text:style-name="Text_20_body"><text:span text:style-name="Strong_20_Emphasis">Then proceed to Phase 3 (Engine)</text:span> to make it all work end-to-end.</text:p>
      <text:p text:style-name="Horizontal_20_Line"/>
      <text:h text:style-name="Heading_20_2" text:outline-level="2">? What Would You Like?</text:h>
      <text:p text:style-name="Text_20_body"><text:span text:style-name="Strong_20_Emphasis">A)</text:span> I'll build the complete Monitor Creation Form (recommended) <text:span text:style-name="Strong_20_Emphasis">B)</text:span> I'll build the Monitoring Engine next <text:span text:style-name="Strong_20_Emphasis">C)</text:span> I'll enhance the Dashboard with charts first <text:span text:style-name="Strong_20_Emphasis">D)</text:span> Show me what's missing in each phase so I can decide</text:p>
      <text:p text:style-name="Text_20_body">Let me know your preference!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onitor definition </text:p>
      <text:p text:style-name="Standard"/>
      <text:p text:style-name="Standard"><text:tab/><text:tab/><text:tab/>field name <text:tab/><text:tab/><text:tab/> <text:s/>example</text:p>
      <text:p text:style-name="Standard"><text:tab/> <text:s text:c="12"/><text:tab/> <text:s text:c="7"/>"id" <text:s text:c="18"/><text:tab/><text:tab/> <text:s/>unique id</text:p>
      <text:p text:style-name="Standard"><text:tab/><text:tab/><text:tab/>"monitor_name" <text:s text:c="8"/><text:tab/><text:tab/> <text:s/>myapp aws url</text:p>
      <text:p text:style-name="Standard"><text:tab/><text:tab/><text:tab/>"monitor_type" <text:tab/><text:tab/><text:tab/> <text:s/>url , cpu , memory , system availabilty</text:p>
      <text:p text:style-name="Standard"><text:tab/><text:tab/><text:tab/>"creation_date_time" <text:s text:c="2"/><text:tab/><text:tab/> <text:s/>date/time <text:s text:c="5"/></text:p>
      <text:p text:style-name="Standard"><text:tab/><text:tab/><text:tab/>"created_by" <text:s text:c="10"/><text:tab/><text:tab/> <text:s/>my name</text:p>
      <text:p text:style-name="Standard"><text:tab/><text:tab/><text:tab/>"buisness_owner" <text:s text:c="6"/><text:tab/><text:tab/> <text:s/>owner name</text:p>
      <text:p text:style-name="Standard"><text:tab/><text:tab/><text:tab/>"alarming_candidate" <text:s text:c="2"/><text:tab/><text:tab/> <text:s/>alarm to person</text:p>
      <text:p text:style-name="Standard"><text:tab/><text:tab/><text:tab/>"dependencies" <text:s text:c="8"/><text:tab/><text:tab/> <text:s/>related to a system or app </text:p>
      <text:p text:style-name="Standard"><text:tab/><text:tab/><text:tab/>"description" <text:s text:c="9"/><text:tab/><text:tab/> <text:s/>reason of monitor</text:p>
      <text:p text:style-name="Standard"><text:tab/><text:tab/><text:tab/>"severity" <text:s text:c="12"/><text:tab/><text:tab/> <text:s/>how critical is this monitor</text:p>
      <text:p text:style-name="Standard"><text:tab/><text:tab/><text:tab/>"monitor_instance" <text:s text:c="4"/><text:tab/><text:tab/> <text:s/>url , or system or app name</text:p>
      <text:p text:style-name="Standard"><text:soft-page-break/><text:tab/><text:tab/><text:tab/>"negative_pattern" <text:s text:c="4"/><text:tab/><text:tab/> <text:s/>should not come to body of response</text:p>
      <text:p text:style-name="Standard"><text:tab/><text:tab/><text:tab/>"positive_pattern" <text:s text:c="4"/><text:tab/><text:tab/> <text:s/>should come to body of response</text:p>
      <text:p text:style-name="Standard"><text:tab/><text:tab/><text:tab/>"low_value_threshold_warning"<text:tab/> <text:s/>e.g 10 % for memory available</text:p>
      <text:p text:style-name="Standard"><text:tab/><text:tab/><text:tab/>"high_value_threshold_warning"<text:tab/> <text:s/>e.g 95 % for cpu usage</text:p>
      <text:p text:style-name="Standard"><text:tab/><text:tab/><text:tab/>"low_value_threshold_alarm"<text:tab/> <text:s/>e.g 5 % for memory available</text:p>
      <text:p text:style-name="Standard"><text:tab/><text:tab/><text:tab/>"high_value_threshold_alarm"<text:tab/> <text:s/>e.g 99 % for cpu usage</text:p>
      <text:p text:style-name="Standard"><text:tab/><text:tab/><text:tab/>"consecutive_warning"<text:tab/><text:tab/> <text:s/>how many times to go to warning state</text:p>
      <text:p text:style-name="Standard"><text:tab/><text:tab/><text:tab/>"consecutive_alarm" <text:s text:c="3"/><text:tab/><text:tab/> <text:s/>how many times to go to alarm state<text:tab/><text:tab/><text:tab/> </text:p>
      <text:p text:style-name="Standard"><text:tab/><text:tab/><text:tab/>"status_code" <text:s text:c="9"/><text:tab/><text:tab/> <text:s/>url status code e.g 500</text:p>
      <text:p text:style-name="Standard"><text:tab/><text:tab/><text:tab/>"period_in_minute" <text:s text:c="4"/><text:tab/><text:tab/> <text:s/>check every 1 or 2 minutes</text:p>
      <text:p text:style-name="Standard"><text:tab/><text:tab/><text:tab/>"timeout_in_second" <text:s text:c="3"/><text:tab/><text:tab/> <text:s/>timeout after 30 seconds</text:p>
      <text:p text:style-name="Standard"><text:tab/><text:tab/><text:tab/>"recovery_action" <text:s text:c="16"/>script name to run</text:p>
      <text:p text:style-name="Standard"><text:tab/><text:tab/>"alarm_after_n_failure"<text:tab/><text:tab/> <text:s/>number of checks after recovery action failed</text:p>
      <text:p text:style-name="Standard"><text:tab/><text:tab/>"reset_after_m_ok" <text:s text:c="4"/><text:tab/><text:tab/> <text:s/>number of checks after recovery action to be OK </text:p>
      <text:p text:style-name="Standard"><text:tab/><text:tab/><text:tab/>"maintenance_windows" <text:s text:c="12"/>Date of time start and end <text:s/></text:p>
      <text:p text:style-name="Standard"><text:tab/><text:tab/><text:tab/>"active_disable" <text:s text:c="6"/><text:tab/><text:tab/> <text:s/>in maintenance</text:p>
      <text:p text:style-name="Standard"><text:tab/><text:tab/><text:tab/>"running_stopped" <text:s text:c="5"/><text:tab/><text:tab/> <text:s/>Stop for long time </text:p>
      <text:p text:style-name="Standard"><text:tab/><text:tab/><text:tab/> <text:s text:c="5"/></text:p>
      <text:p text:style-name="Standard"><text:tab/><text:tab/>Result document<text:tab/></text:p>
      <text:p text:style-name="Standard"><text:tab/><text:tab/><text:tab/></text:p>
      <text:p text:style-name="Standard"><text:tab/><text:tab/><text:tab/>"id" <text:s text:c="15"/></text:p>
      <text:p text:style-name="Standard"><text:tab/><text:tab/><text:tab/>"monitor_name" <text:s text:c="4"/></text:p>
      <text:p text:style-name="Standard"><text:tab/><text:tab/><text:tab/>"monitor_instance" </text:p>
      <text:p text:style-name="Standard"><text:tab/><text:tab/><text:tab/>"monitor_type"</text:p>
      <text:p text:style-name="Standard"><text:tab/><text:tab/><text:tab/>"status" </text:p>
      <text:p text:style-name="Standard"><text:tab/><text:tab/><text:tab/>"value"</text:p>
      <text:p text:style-name="Standard"><text:tab/><text:tab/><text:tab/>"monitor_data_time" </text:p>
      <text:p text:style-name="Standard"><text:tab/><text:tab/><text:tab/>"in warnings"</text:p>
      <text:p text:style-name="Standard"><text:tab/><text:tab/><text:tab/>"in_alarm"</text:p>
      <text:p text:style-name="Standard"><text:tab/><text:tab/><text:tab/>"response_time" <text:s text:c="3"/></text:p>
      <text:p text:style-name="Standard"><text:tab/><text:tab/><text:tab/>"certificate_valid_days"</text:p>
      <text:p text:style-name="Standard"><text:tab/><text:tab/><text:tab/>"status_code" 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MongoDB Log Monitoring Guide</text:h>
      <text:h text:style-name="Heading_20_2" text:outline-level="2">Critical Errors (Require Immediate Action)</text:h>
      <text:h text:style-name="Heading_20_3" text:outline-level="3">1. Assertion Failures</text:h>
      <text:p text:style-name="Preformatted_20_Text"><text:span text:style-name="Source_20_Text">Pattern: "Assertion failure|fassert"</text:span></text:p>
      <text:p text:style-name="Preformatted_20_Text"><text:span text:style-name="Source_20_Text">Example: Fatal Assertion 28558</text:span></text:p>
      <text:p text:style-name="P1"><text:span text:style-name="Source_20_Text">Solution: Critical bug - check MongoDB version, restore from backup, report to MongoDB</text:span></text:p>
      <text:h text:style-name="Heading_20_3" text:outline-level="3">2. Storage Engine Errors</text:h>
      <text:p text:style-name="Preformatted_20_Text"><text:span text:style-name="Source_20_Text">Pattern: "WiredTiger error"</text:span></text:p>
      <text:p text:style-name="Preformatted_20_Text"><text:span text:style-name="Source_20_Text">Example: WiredTiger error (28) No space left on device</text:span></text:p>
      <text:p text:style-name="P1"><text:span text:style-name="Source_20_Text">Solution: Free up disk space immediately, check /var/log/mongodb for details</text:span></text:p>
      <text:h text:style-name="Heading_20_3" text:outline-level="3">3. Out of File Descriptors</text:h>
      <text:p text:style-name="Preformatted_20_Text"><text:span text:style-name="Source_20_Text">Pattern: "too many open files"</text:span></text:p>
      <text:p text:style-name="Preformatted_20_Text"><text:span text:style-name="Source_20_Text">Example: Failed to open file: too many open files</text:span></text:p>
      <text:p text:style-name="P1"><text:span text:style-name="Source_20_Text">Solution: Increase ulimit -n, edit /etc/security/limits.conf</text:span></text:p>
      <text:h text:style-name="Heading_20_3" text:outline-level="3">4. Connection Refused</text:h>
      <text:p text:style-name="Preformatted_20_Text"><text:span text:style-name="Source_20_Text">Pattern: "connection refused|ECONNREFUSED"</text:span></text:p>
      <text:p text:style-name="Preformatted_20_Text"><text:span text:style-name="Source_20_Text">Example: connect ECONNREFUSED 127.0.0.1:27017</text:span></text:p>
      <text:p text:style-name="P1"><text:span text:style-name="Source_20_Text">Solution: MongoDB not running - restart with systemctl start mongod</text:span></text:p>
      <text:p text:style-name="Horizontal_20_Line"/>
      <text:h text:style-name="Heading_20_2" text:outline-level="2">High Priority Errors</text:h>
      <text:h text:style-name="Heading_20_3" text:outline-level="3">5. Slow Queries / Timeouts</text:h>
      <text:p text:style-name="Preformatted_20_Text"><text:span text:style-name="Source_20_Text">Pattern: "exceeded time limit"</text:span></text:p>
      <text:p text:style-name="Preformatted_20_Text"><text:span text:style-name="Source_20_Text">Example: operation exceeded time limit {"durationMillis":30000}</text:span></text:p>
      <text:p text:style-name="Preformatted_20_Text"><text:span text:style-name="Source_20_Text">Solution: </text:span></text:p>
      <text:p text:style-name="Preformatted_20_Text"><text:span text:style-name="Source_20_Text">- Check slow query log</text:span></text:p>
      <text:p text:style-name="Preformatted_20_Text"><text:span text:style-name="Source_20_Text">- Run db.currentOp() to find long-running queries</text:span></text:p>
      <text:p text:style-name="Preformatted_20_Text"><text:span text:style-name="Source_20_Text">- Add appropriate indexes</text:span></text:p>
      <text:p text:style-name="P1"><text:span text:style-name="Source_20_Text">- Use explain() to analyze query plans</text:span></text:p>
      <text:h text:style-name="Heading_20_3" text:outline-level="3">6. Replication Issues</text:h>
      <text:p text:style-name="Preformatted_20_Text"><text:span text:style-name="Source_20_Text">Pattern: "replication lag|oplog"</text:span></text:p>
      <text:p text:style-name="Preformatted_20_Text"><text:span text:style-name="Source_20_Text">Example: Replication lag is 300 seconds</text:span></text:p>
      <text:p text:style-name="Preformatted_20_Text"><text:span text:style-name="Source_20_Text">Solution:</text:span></text:p>
      <text:p text:style-name="Preformatted_20_Text"><text:soft-page-break/><text:span text:style-name="Source_20_Text">- Check rs.status() and rs.printReplicationInfo()</text:span></text:p>
      <text:p text:style-name="Preformatted_20_Text"><text:span text:style-name="Source_20_Text">- Verify network connectivity between replica set members</text:span></text:p>
      <text:p text:style-name="Preformatted_20_Text"><text:span text:style-name="Source_20_Text">- Increase oplog size if needed</text:span></text:p>
      <text:p text:style-name="P1"><text:span text:style-name="Source_20_Text">- Check for slow queries on secondary</text:span></text:p>
      <text:h text:style-name="Heading_20_3" text:outline-level="3">7. Authentication Failures</text:h>
      <text:p text:style-name="Preformatted_20_Text"><text:span text:style-name="Source_20_Text">Pattern: "authentication failed|auth failed"</text:span></text:p>
      <text:p text:style-name="Preformatted_20_Text"><text:span text:style-name="Source_20_Text">Example: Authentication failed for user</text:span></text:p>
      <text:p text:style-name="Preformatted_20_Text"><text:span text:style-name="Source_20_Text">Solution:</text:span></text:p>
      <text:p text:style-name="Preformatted_20_Text"><text:span text:style-name="Source_20_Text">- Verify username/password</text:span></text:p>
      <text:p text:style-name="Preformatted_20_Text"><text:span text:style-name="Source_20_Text">- Check user roles with db.getUser("username")</text:span></text:p>
      <text:p text:style-name="P1"><text:span text:style-name="Source_20_Text">- Review authentication database</text:span></text:p>
      <text:h text:style-name="Heading_20_3" text:outline-level="3">8. Primary Election / Rollback</text:h>
      <text:p text:style-name="Preformatted_20_Text"><text:span text:style-name="Source_20_Text">Pattern: "election|stepped down|rollback"</text:span></text:p>
      <text:p text:style-name="Preformatted_20_Text"><text:span text:style-name="Source_20_Text">Example: This node is stepping down as primary</text:span></text:p>
      <text:p text:style-name="Preformatted_20_Text"><text:span text:style-name="Source_20_Text">Solution:</text:span></text:p>
      <text:p text:style-name="Preformatted_20_Text"><text:span text:style-name="Source_20_Text">- Check rs.status() for replica set health</text:span></text:p>
      <text:p text:style-name="Preformatted_20_Text"><text:span text:style-name="Source_20_Text">- Verify network stability</text:span></text:p>
      <text:p text:style-name="Preformatted_20_Text"><text:span text:style-name="Source_20_Text">- Review priority and votes configuration</text:span></text:p>
      <text:p text:style-name="P1"><text:span text:style-name="Source_20_Text">- Monitor for split-brain scenarios</text:span></text:p>
      <text:p text:style-name="Horizontal_20_Line"/>
      <text:h text:style-name="Heading_20_2" text:outline-level="2">Medium Priority Warnings</text:h>
      <text:h text:style-name="Heading_20_3" text:outline-level="3">9. Duplicate Key Errors</text:h>
      <text:p text:style-name="Preformatted_20_Text"><text:span text:style-name="Source_20_Text">Pattern: "duplicate key error|E11000"</text:span></text:p>
      <text:p text:style-name="Preformatted_20_Text"><text:span text:style-name="Source_20_Text">Example: E11000 duplicate key error collection</text:span></text:p>
      <text:p text:style-name="Preformatted_20_Text"><text:span text:style-name="Source_20_Text">Solution:</text:span></text:p>
      <text:p text:style-name="Preformatted_20_Text"><text:span text:style-name="Source_20_Text">- Application trying to insert duplicate unique values</text:span></text:p>
      <text:p text:style-name="Preformatted_20_Text"><text:span text:style-name="Source_20_Text">- Check application logic</text:span></text:p>
      <text:p text:style-name="P1"><text:span text:style-name="Source_20_Text">- Verify unique index configuration</text:span></text:p>
      <text:h text:style-name="Heading_20_3" text:outline-level="3">10. Cursor Timeouts</text:h>
      <text:p text:style-name="Preformatted_20_Text"><text:span text:style-name="Source_20_Text">Pattern: "cursor id.*not found"</text:span></text:p>
      <text:p text:style-name="Preformatted_20_Text"><text:span text:style-name="Source_20_Text">Example: cursor id 12345 not found</text:span></text:p>
      <text:p text:style-name="Preformatted_20_Text"><text:span text:style-name="Source_20_Text">Solution:</text:span></text:p>
      <text:p text:style-name="Preformatted_20_Text"><text:span text:style-name="Source_20_Text">- Increase cursor timeout (cursorTimeoutMillis)</text:span></text:p>
      <text:p text:style-name="Preformatted_20_Text"><text:span text:style-name="Source_20_Text">- Optimize queries to complete faster</text:span></text:p>
      <text:p text:style-name="P1"><text:span text:style-name="Source_20_Text">- Use cursor.noCursorTimeout() if needed (carefully)</text:span></text:p>
      <text:h text:style-name="Heading_20_3" text:outline-level="3">11. Lock Contention</text:h>
      <text:p text:style-name="Preformatted_20_Text"><text:span text:style-name="Source_20_Text">Pattern: "lock|write conflict"</text:span></text:p>
      <text:p text:style-name="Preformatted_20_Text"><text:span text:style-name="Source_20_Text">Example: WriteConflict error during query</text:span></text:p>
      <text:p text:style-name="Preformatted_20_Text"><text:span text:style-name="Source_20_Text">Solution:</text:span></text:p>
      <text:p text:style-name="Preformatted_20_Text"><text:span text:style-name="Source_20_Text">- Identify blocking operations with db.currentOp()</text:span></text:p>
      <text:p text:style-name="Preformatted_20_Text"><text:soft-page-break/><text:span text:style-name="Source_20_Text">- Optimize long-running transactions</text:span></text:p>
      <text:p text:style-name="P1"><text:span text:style-name="Source_20_Text">- Consider sharding for write-heavy workloads</text:span></text:p>
      <text:p text:style-name="Horizontal_20_Line"/>
      <text:h text:style-name="Heading_20_2" text:outline-level="2">Informational (Low Priority)</text:h>
      <text:h text:style-name="Heading_20_3" text:outline-level="3">12. Connection Activity</text:h>
      <text:p text:style-name="Preformatted_20_Text"><text:span text:style-name="Source_20_Text">Pattern: "connection accepted|connection ended"</text:span></text:p>
      <text:p text:style-name="Preformatted_20_Text"><text:span text:style-name="Source_20_Text">Example: connection accepted from 192.168.1.100</text:span></text:p>
      <text:p text:style-name="P1"><text:span text:style-name="Source_20_Text">Solution: Monitor for connection spikes or unusual patterns</text:span></text:p>
      <text:h text:style-name="Heading_20_3" text:outline-level="3">13. Index Building</text:h>
      <text:p text:style-name="Preformatted_20_Text"><text:span text:style-name="Source_20_Text">Pattern: "index build|createIndexes"</text:span></text:p>
      <text:p text:style-name="Preformatted_20_Text"><text:span text:style-name="Source_20_Text">Example: Index build starting on collection</text:span></text:p>
      <text:p text:style-name="P1"><text:span text:style-name="Source_20_Text">Solution: Normal operation - indexes can take time on large collections</text:span></text:p>
      <text:p text:style-name="Horizontal_20_Line"/>
      <text:h text:style-name="Heading_20_2" text:outline-level="2">MongoDB Log Analysis Commands</text:h>
      <text:h text:style-name="Heading_20_3" text:outline-level="3">Check Recent Errors</text:h>
      <text:p text:style-name="Preformatted_20_Text"><text:span text:style-name="Source_20_Text"># Last 100 error lines</text:span></text:p>
      <text:p text:style-name="Preformatted_20_Text"><text:span text:style-name="Source_20_Text">tail -n 1000 /var/log/mongodb/mongod.log | grep -E "ERROR|FATAL|assertion"</text:span></text:p>
      <text:p text:style-name="Preformatted_20_Text"/>
      <text:p text:style-name="Preformatted_20_Text"><text:span text:style-name="Source_20_Text"># Errors in last hour</text:span></text:p>
      <text:p text:style-name="Preformatted_20_Text"><text:span text:style-name="Source_20_Text">grep "$(date -d '1 hour ago' '+%Y-%m-%dT%H')" /var/log/mongodb/mongod.log | grep ERROR</text:span></text:p>
      <text:p text:style-name="Preformatted_20_Text"/>
      <text:p text:style-name="Preformatted_20_Text"><text:span text:style-name="Source_20_Text"># Count error types</text:span></text:p>
      <text:p text:style-name="P1"><text:span text:style-name="Source_20_Text">grep ERROR /var/log/mongodb/mongod.log | awk '{print $5}' | sort | uniq -c | sort -rn</text:span></text:p>
      <text:h text:style-name="Heading_20_3" text:outline-level="3">MongoDB Shell Commands</text:h>
      <text:p text:style-name="Preformatted_20_Text"><text:span text:style-name="Source_20_Text">// Check server status</text:span></text:p>
      <text:p text:style-name="Preformatted_20_Text"><text:span text:style-name="Source_20_Text">db.serverStatus()</text:span></text:p>
      <text:p text:style-name="Preformatted_20_Text"/>
      <text:p text:style-name="Preformatted_20_Text"><text:span text:style-name="Source_20_Text">// Current operations</text:span></text:p>
      <text:p text:style-name="Preformatted_20_Text"><text:span text:style-name="Source_20_Text">db.currentOp()</text:span></text:p>
      <text:p text:style-name="Preformatted_20_Text"/>
      <text:p text:style-name="Preformatted_20_Text"><text:span text:style-name="Source_20_Text">// Replica set status</text:span></text:p>
      <text:p text:style-name="Preformatted_20_Text"><text:span text:style-name="Source_20_Text">rs.status()</text:span></text:p>
      <text:p text:style-name="Preformatted_20_Text"/>
      <text:p text:style-name="Preformatted_20_Text"><text:span text:style-name="Source_20_Text">// Recent slow queries</text:span></text:p>
      <text:p text:style-name="Preformatted_20_Text"><text:span text:style-name="Source_20_Text">db.system.profile.find().limit(10).sort({ts: -1}).pretty()</text:span></text:p>
      <text:p text:style-name="Preformatted_20_Text"/>
      <text:p text:style-name="Preformatted_20_Text"><text:span text:style-name="Source_20_Text">// Check locks</text:span></text:p>
      <text:p text:style-name="Preformatted_20_Text"><text:span text:style-name="Source_20_Text">db.serverStatus().locks</text:span></text:p>
      <text:p text:style-name="Preformatted_20_Text"><text:soft-page-break/></text:p>
      <text:p text:style-name="Preformatted_20_Text"><text:span text:style-name="Source_20_Text">// Oplog info</text:span></text:p>
      <text:p text:style-name="P1"><text:span text:style-name="Source_20_Text">rs.printReplicationInfo()</text:span></text:p>
      <text:h text:style-name="Heading_20_3" text:outline-level="3">Enable Profiling for Slow Queries</text:h>
      <text:p text:style-name="Preformatted_20_Text"><text:span text:style-name="Source_20_Text">// Profile queries slower than 100ms</text:span></text:p>
      <text:p text:style-name="Preformatted_20_Text"><text:span text:style-name="Source_20_Text">db.setProfilingLevel(1, { slowms: 100 })</text:span></text:p>
      <text:p text:style-name="Preformatted_20_Text"/>
      <text:p text:style-name="Preformatted_20_Text"><text:span text:style-name="Source_20_Text">// View profiled queries</text:span></text:p>
      <text:p text:style-name="P1"><text:span text:style-name="Source_20_Text">db.system.profile.find({millis: {$gt: 100}}).sort({ts: -1})</text:span></text:p>
      <text:p text:style-name="Horizontal_20_Line"/>
      <text:h text:style-name="Heading_20_2" text:outline-level="2">File Permissions Setup</text:h>
      <text:h text:style-name="Heading_20_3" text:outline-level="3">Log File Permissions</text:h>
      <text:p text:style-name="Preformatted_20_Text"><text:span text:style-name="Source_20_Text"># Ensure MongoDB can write to log file</text:span></text:p>
      <text:p text:style-name="Preformatted_20_Text"><text:span text:style-name="Source_20_Text">sudo chown mongodb:mongodb /var/log/mongodb/mongod.log</text:span></text:p>
      <text:p text:style-name="Preformatted_20_Text"><text:span text:style-name="Source_20_Text">sudo chmod 644 /var/log/mongodb/mongod.log</text:span></text:p>
      <text:p text:style-name="Preformatted_20_Text"/>
      <text:p text:style-name="Preformatted_20_Text"><text:span text:style-name="Source_20_Text"># For remote monitoring via SSH</text:span></text:p>
      <text:p text:style-name="Preformatted_20_Text"><text:span text:style-name="Source_20_Text"># Add monitoring user to mongodb group</text:span></text:p>
      <text:p text:style-name="P1"><text:span text:style-name="Source_20_Text">sudo usermod -aG mongodb monitoring-user</text:span></text:p>
      <text:h text:style-name="Heading_20_3" text:outline-level="3">Log Rotation</text:h>
      <text:p text:style-name="Text_20_body">Create <text:span text:style-name="Source_20_Text">/etc/logrotate.d/mongodb</text:span>:</text:p>
      <text:p text:style-name="Preformatted_20_Text"><text:span text:style-name="Source_20_Text">/var/log/mongodb/mongod.log {</text:span></text:p>
      <text:p text:style-name="Preformatted_20_Text"><text:span text:style-name="Source_20_Text"><text:s text:c="4"/>daily</text:span></text:p>
      <text:p text:style-name="Preformatted_20_Text"><text:span text:style-name="Source_20_Text"><text:s text:c="4"/>rotate 7</text:span></text:p>
      <text:p text:style-name="Preformatted_20_Text"><text:span text:style-name="Source_20_Text"><text:s text:c="4"/>compress</text:span></text:p>
      <text:p text:style-name="Preformatted_20_Text"><text:span text:style-name="Source_20_Text"><text:s text:c="4"/>delaycompress</text:span></text:p>
      <text:p text:style-name="Preformatted_20_Text"><text:span text:style-name="Source_20_Text"><text:s text:c="4"/>notifempty</text:span></text:p>
      <text:p text:style-name="Preformatted_20_Text"><text:span text:style-name="Source_20_Text"><text:s text:c="4"/>missingok</text:span></text:p>
      <text:p text:style-name="Preformatted_20_Text"><text:span text:style-name="Source_20_Text"><text:s text:c="4"/>sharedscripts</text:span></text:p>
      <text:p text:style-name="Preformatted_20_Text"><text:span text:style-name="Source_20_Text"><text:s text:c="4"/>postrotate</text:span></text:p>
      <text:p text:style-name="Preformatted_20_Text"><text:span text:style-name="Source_20_Text"><text:s text:c="8"/>/bin/kill -SIGUSR1 `cat /var/run/mongodb/mongod.pid 2&gt;/dev/null` 2&gt;/dev/null || true</text:span></text:p>
      <text:p text:style-name="Preformatted_20_Text"><text:span text:style-name="Source_20_Text"><text:s text:c="4"/>endscript</text:span></text:p>
      <text:p text:style-name="P1"><text:span text:style-name="Source_20_Text">}</text:span></text:p>
      <text:p text:style-name="Horizontal_20_Line"/>
      <text:h text:style-name="Heading_20_2" text:outline-level="2">Testing Your Monitor</text:h>
      <text:h text:style-name="Heading_20_3" text:outline-level="3">1. Generate Test Errors</text:h>
      <text:p text:style-name="Preformatted_20_Text"><text:span text:style-name="Source_20_Text">// Test slow query (will timeout)</text:span></text:p>
      <text:p text:style-name="Preformatted_20_Text"><text:span text:style-name="Source_20_Text">db.test.find({$where: "sleep(100) || true"}).maxTimeMS(1000)</text:span></text:p>
      <text:p text:style-name="Preformatted_20_Text"><text:soft-page-break/></text:p>
      <text:p text:style-name="Preformatted_20_Text"><text:span text:style-name="Source_20_Text">// Test duplicate key</text:span></text:p>
      <text:p text:style-name="Preformatted_20_Text"><text:span text:style-name="Source_20_Text">db.test.insertOne({_id: 1, name: "test"})</text:span></text:p>
      <text:p text:style-name="Preformatted_20_Text"><text:span text:style-name="Source_20_Text">db.test.insertOne({_id: 1, name: "duplicate"}) // E11000 error</text:span></text:p>
      <text:p text:style-name="Preformatted_20_Text"/>
      <text:p text:style-name="Preformatted_20_Text"><text:span text:style-name="Source_20_Text">// Test authentication (wrong password)</text:span></text:p>
      <text:p text:style-name="P1"><text:span text:style-name="Source_20_Text">mongo mongodb://wronguser:wrongpass@localhost/admin</text:span></text:p>
      <text:h text:style-name="Heading_20_3" text:outline-level="3">2. Monitor the Log</text:h>
      <text:p text:style-name="Preformatted_20_Text"><text:span text:style-name="Source_20_Text"># Watch log in real-time</text:span></text:p>
      <text:p text:style-name="Preformatted_20_Text"><text:span text:style-name="Source_20_Text">tail -f /var/log/mongodb/mongod.log</text:span></text:p>
      <text:p text:style-name="Preformatted_20_Text"/>
      <text:p text:style-name="Preformatted_20_Text"><text:span text:style-name="Source_20_Text"># Filter for errors only</text:span></text:p>
      <text:p text:style-name="P1"><text:span text:style-name="Source_20_Text">tail -f /var/log/mongodb/mongod.log | grep --line-buffered ERROR</text:span></text:p>
      <text:h text:style-name="Heading_20_3" text:outline-level="3">3. Check Monitor Dashboard</text:h>
      <text:p text:style-name="Text_20_body">Your monitoring system should detect these errors and display:</text:p>
      <text:list xml:id="list5601850097413923120" text:style-name="L18">
        <text:list-item>
          <text:p text:style-name="P39">Error count by severity </text:p>
        </text:list-item>
        <text:list-item>
          <text:p text:style-name="P39">Recent error messages </text:p>
        </text:list-item>
        <text:list-item>
          <text:p text:style-name="P39">Suggested solutions </text:p>
        </text:list-item>
        <text:list-item>
          <text:p text:style-name="P20">Alert status </text:p>
        </text:list-item>
      </text:list>
      <text:p text:style-name="Horizontal_20_Line"/>
      <text:h text:style-name="Heading_20_2" text:outline-level="2">Best Practices</text:h>
      <text:list xml:id="list2143942919641311795" text:style-name="L19">
        <text:list-item>
          <text:p text:style-name="P40"><text:span text:style-name="Strong_20_Emphasis">Set Appropriate Verbosity</text:span>: Start with level 0-1, increase only for debugging </text:p>
        </text:list-item>
        <text:list-item>
          <text:p text:style-name="P40"><text:span text:style-name="Strong_20_Emphasis">Enable Profiling</text:span>: Track slow queries automatically </text:p>
        </text:list-item>
        <text:list-item>
          <text:p text:style-name="P40"><text:span text:style-name="Strong_20_Emphasis">Rotate Logs</text:span>: Prevent disk space issues </text:p>
        </text:list-item>
        <text:list-item>
          <text:p text:style-name="P40"><text:span text:style-name="Strong_20_Emphasis">Monitor Regularly</text:span>: Check logs at least every 5 minutes </text:p>
        </text:list-item>
        <text:list-item>
          <text:p text:style-name="P40"><text:span text:style-name="Strong_20_Emphasis">Alert Thresholds</text:span>: Set <text:span text:style-name="Source_20_Text">alarm_threshold: 2</text:span> for critical errors </text:p>
        </text:list-item>
        <text:list-item>
          <text:p text:style-name="P40"><text:span text:style-name="Strong_20_Emphasis">Test Patterns</text:span>: Verify your regex patterns catch actual errors </text:p>
        </text:list-item>
        <text:list-item>
          <text:p text:style-name="P21"><text:span text:style-name="Strong_20_Emphasis">Document Custom Patterns</text:span>: Add comments for team-specific patterns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Tahoma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hangir Bakhtiari</meta:initial-creator>
    <meta:creation-date>2025-11-20T18:01:54.86</meta:creation-date>
    <dc:date>2025-11-27T00:00:54.04</dc:date>
    <dc:creator>Jahangir Bakhtiari</dc:creator>
    <meta:editing-duration>PT6H29M47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16" meta:paragraph-count="519" meta:word-count="2509" meta:character-count="17520"/>
  </office:meta>
</office:document-meta>
</file>